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</text:p>
      <text:p text:style-name="P3"/>
      <text:p text:style-name="P3">Spelarens farkost samt vanliga fiender.</text:p>
      <text:p text:style-name="P4"/>
      <text:p text:style-name="P4">Målet med testet är att se till att spelarens farkost kan kontrolleras som tänk, samt att fienderna kommer renderas och tar skada som tänk när spelaren skjuter och träffar.</text:p>
      <text:p text:style-name="P4"/>
      <text:p text:style-name="P5">Test instruktioner.</text:p>
      <text:p text:style-name="P1"/>
      <text:list xml:id="list4787524298097329641" text:style-name="L1">
        <text:list-item>
          <text:p text:style-name="P6">Starta spelet ifrån menyn så du kommer in i själva spelet.</text:p>
        </text:list-item>
        <text:list-item>
          <text:p text:style-name="P6">Använd piltangenterna, vänster höger och se så att skeppet rör sig åt respektive håll, tryck på X för att avfyra vapnet.</text:p>
        </text:list-item>
        <text:list-item>
          <text:p text:style-name="P6">Se till att fienderna dör när de träffas, endast en per sort behöver testas.</text:p>
        </text:list-item>
        <text:list-item>
          <text:p text:style-name="P6">Se till att skotten försvinner när fiende träffas eller när skotten flyger utanför skärmen.</text:p>
        </text:list-item>
        <text:list-item>
          <text:p text:style-name="P6">Se till att fienderna rör sig i Y-led när de når den högra kant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26S</meta:editing-duration>
    <meta:editing-cycles>4</meta:editing-cycles>
    <meta:generator>OpenOffice/4.0.1$Win32 OpenOffice.org_project/401m5$Build-9714</meta:generator>
    <dc:date>2014-05-28T18:05:07.59</dc:date>
    <meta:document-statistic meta:table-count="0" meta:image-count="0" meta:object-count="0" meta:page-count="1" meta:paragraph-count="9" meta:word-count="116" meta:character-count="659"/>
    <meta:user-defined meta:name="Info 1"/>
    <meta:user-defined meta:name="Info 2"/>
    <meta:user-defined meta:name="Info 3"/>
    <meta:user-defined meta:name="Info 4"/>
  </office:meta>
</office:document-meta>
</file>